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1" svg:font-family="'Times New Roman'"/>
    <style:font-face style:name="Times New Roman" svg:font-family="'Times New Roman'" style:font-family-generic="roman"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center" style:justify-single-word="false" style:writing-mode="lr-tb"/>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line-height="200%" fo:text-align="start" style:justify-single-word="false" style:writing-mode="lr-tb"/>
      <style:text-properties style:text-underline-style="solid" style:text-underline-width="auto" style:text-underline-color="font-color" fo:font-weight="bold" style:font-weight-asian="bold" style:font-weight-complex="bold"/>
    </style:style>
    <style:style style:name="T1" style:family="text">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ming the ever raging beast within</text:p>
      <text:p text:style-name="P1"><text:span text:style-name="T1"/></text:p>
      <text:p text:style-name="P2"><text:span text:style-name="T1"><text:tab/>Two soldiers thrown into the stockade because of a broken guard duty. Twenty one days, which eventually turned out to be 11 (though I didn't agree to leave the base without my weapon M16-with its M-203 grenade launcher). We were so childish like in our appearance relative to the other inmates. “I wouldn't give you 14” was said to Tsa'usho “and him not over 15”. And from time to time they took him for a toy, like a living breathing rag-doll, and I would simply stay out of this. </text:span></text:p>
      <text:p text:style-name="P2"><text:span text:style-name="T1"><text:tab/>Until one day when they started to toy around with their newly found rag-doll, one of the other grease monkeys there thought it would be a good idea to mess up with me as well. And so out of the blue, because of how much indifferent I must have seemed to him he grabs me in a “Nelson” lock where he combined his arms around my hands and behind my neck, strangling me a bit. </text:span></text:p>
      <text:p text:style-name="P2"><text:span text:style-name="T1"><text:tab/>In a split second I wasn't so indifferent anymore, and crossed my legs behind his own and managed to fold him into a head lock. I was just about to thrust his skull into the floor tiles when the human part in me remembered suddenly that I was already in a military detention facility and if I would happen to win the battle I would lose the war; getting more time in for beating an inmate, so I let him win, and he assured me that I was really lucky not be in Quiryat Mal'achi, his own turf, because then he and his other monkeys would surely killed me.</text:span></text:p>
      <text:p text:style-name="P2"><text:span text:style-name="T1"><text:tab/>I knew back then that I really won and that I was 10,000 times better than him for taming my inner beast rather than bashing his skull upon the floor. Screw his kind and all their brethr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1" svg:font-family="'Times New Roman'"/>
    <style:font-face style:name="Times New Roman" svg:font-family="'Times New Roman'" style:font-family-generic="roman"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SimSun" style:font-size-asian="14pt" style:font-name-complex="Times New Roman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oZooL Obliterator666</meta:initial-creator>
    <meta:creation-date>2011-12-21T22:40:37.48</meta:creation-date>
    <dc:date>2011-12-21T23:03:01.36</dc:date>
    <dc:creator>OoZooL Obliterator666</dc:creator>
    <meta:editing-duration>PT22M27S</meta:editing-duration>
    <meta:editing-cycles>3</meta:editing-cycles>
    <meta:generator>LibreOffice/3.3$Win32 LibreOffice_project/330m19$Build-202</meta:generator>
    <meta:document-statistic meta:table-count="0" meta:image-count="0" meta:object-count="0" meta:page-count="1" meta:paragraph-count="5" meta:word-count="319" meta:character-count="1638"/>
  </office:meta>
</office:document-meta>
</file>